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pt" fo:margin-bottom="0pt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pt" fo:margin-bottom="0pt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pt" fo:margin-bottom="0pt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pt" fo:margin-bottom="0pt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21.32pt" text:min-label-width="14.14pt"/>
      </text:list-level-style-bullet>
      <text:list-level-style-bullet text:level="2" text:style-name="Bullet_20_Symbols" loext:num-list-format="%2%." style:num-suffix="." text:bullet-char="•">
        <style:list-level-properties text:space-before="56.75pt" text:min-label-width="14.14pt"/>
      </text:list-level-style-bullet>
      <text:list-level-style-bullet text:level="3" text:style-name="Bullet_20_Symbols" loext:num-list-format="%3%." style:num-suffix="." text:bullet-char="•">
        <style:list-level-properties text:space-before="92.21pt" text:min-label-width="14.14pt"/>
      </text:list-level-style-bullet>
      <text:list-level-style-bullet text:level="4" text:style-name="Bullet_20_Symbols" loext:num-list-format="%4%." style:num-suffix="." text:bullet-char="•">
        <style:list-level-properties text:space-before="127.64pt" text:min-label-width="14.14pt"/>
      </text:list-level-style-bullet>
      <text:list-level-style-bullet text:level="5" text:style-name="Bullet_20_Symbols" loext:num-list-format="%5%." style:num-suffix="." text:bullet-char="•">
        <style:list-level-properties text:space-before="163.11pt" text:min-label-width="14.14pt"/>
      </text:list-level-style-bullet>
      <text:list-level-style-bullet text:level="6" text:style-name="Bullet_20_Symbols" loext:num-list-format="%6%." style:num-suffix="." text:bullet-char="•">
        <style:list-level-properties text:space-before="198.57pt" text:min-label-width="14.14pt"/>
      </text:list-level-style-bullet>
      <text:list-level-style-bullet text:level="7" text:style-name="Bullet_20_Symbols" loext:num-list-format="%7%." style:num-suffix="." text:bullet-char="•">
        <style:list-level-properties text:space-before="234pt" text:min-label-width="14.14pt"/>
      </text:list-level-style-bullet>
      <text:list-level-style-bullet text:level="8" text:style-name="Bullet_20_Symbols" loext:num-list-format="%8%." style:num-suffix="." text:bullet-char="•">
        <style:list-level-properties text:space-before="269.46pt" text:min-label-width="14.14pt"/>
      </text:list-level-style-bullet>
      <text:list-level-style-bullet text:level="9" text:style-name="Bullet_20_Symbols" loext:num-list-format="%9%." style:num-suffix="." text:bullet-char="•">
        <style:list-level-properties text:space-before="304.89pt" text:min-label-width="14.14pt"/>
      </text:list-level-style-bullet>
      <text:list-level-style-bullet text:level="10" text:style-name="Bullet_20_Symbols" loext:num-list-format="%10%." style:num-suffix="." text:bullet-char="•">
        <style:list-level-properties text:space-before="340.36pt" text:min-label-width="14.14pt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port on IPC, Threading, and Signal Handling Approaches</text:span></text:h>
      <text:p text:style-name="Text_20_body">This report provides an overview of the <text:span text:style-name="Strong_20_Emphasis">Inter-Process Communication (IPC)</text:span>, <text:span text:style-name="Strong_20_Emphasis">threading</text:span>, and <text:span text:style-name="Strong_20_Emphasis">signal handling</text:span> approaches used in the provided code, which consists of two separate processes: <text:span text:style-name="Source_20_Text">processA.cpp</text:span> and <text:span text:style-name="Source_20_Text">processB.cpp</text:span>.</text:p>
      <text:h text:style-name="Heading_20_4" text:outline-level="4"><text:span text:style-name="Strong_20_Emphasis">1. Inter-Process Communication (IPC) Approach</text:span></text:h>
      <text:p text:style-name="Text_20_body">The code utilizes <text:span text:style-name="Strong_20_Emphasis">named pipes (FIFOs)</text:span> for <text:span text:style-name="Strong_20_Emphasis">Inter-Process Communication (IPC)</text:span> between <text:span text:style-name="Strong_20_Emphasis">Process A</text:span> and <text:span text:style-name="Strong_20_Emphasis">Process B</text:span>. A named pipe allows one process to write to the pipe and another process to read from it, facilitating data exchange between the two processes. Specifically:</text:p>
      <text:list text:style-name="L1">
        <text:list-item>
          <text:p text:style-name="P2"><text:span text:style-name="Strong_20_Emphasis"><text:span text:style-name="Source_20_Text">PIPE_A_TO_B</text:span></text:span>: Used by <text:span text:style-name="Strong_20_Emphasis">Process A</text:span> to send messages to <text:span text:style-name="Strong_20_Emphasis">Process B</text:span>.</text:p>
        </text:list-item>
        <text:list-item>
          <text:p text:style-name="P1"><text:span text:style-name="Strong_20_Emphasis"><text:span text:style-name="Source_20_Text">PIPE_B_TO_A</text:span></text:span>: Used by <text:span text:style-name="Strong_20_Emphasis">Process B</text:span> to send processed messages back to <text:span text:style-name="Strong_20_Emphasis">Process A</text:span>.</text:p>
        </text:list-item>
      </text:list>
      <text:p text:style-name="Text_20_body">The IPC mechanism is straightforward and uses the standard UNIX functions <text:span text:style-name="Source_20_Text">open()</text:span>, <text:span text:style-name="Source_20_Text">read()</text:span>, <text:span text:style-name="Source_20_Text">write()</text:span>, and <text:span text:style-name="Source_20_Text">close()</text:span> to handle communication between the processes through the named pipes. The use of named pipes ensures that <text:span text:style-name="Strong_20_Emphasis">Process A</text:span> and <text:span text:style-name="Strong_20_Emphasis">Process B</text:span> can communicate asynchronously in a producer-consumer model, where <text:span text:style-name="Strong_20_Emphasis">Process A</text:span> generates and sends messages, and <text:span text:style-name="Strong_20_Emphasis">Process B</text:span> processes and sends the results back.</text:p>
      <text:h text:style-name="Heading_20_4" text:outline-level="4"><text:span text:style-name="Strong_20_Emphasis">2. Threading Approach</text:span></text:h>
      <text:p text:style-name="Text_20_body"><text:span text:style-name="Strong_20_Emphasis">Process A</text:span> employs <text:span text:style-name="Strong_20_Emphasis">multithreading</text:span> to achieve concurrent operations. Three distinct threads are created to handle different tasks:</text:p>
      <text:list text:style-name="L2">
        <text:list-item>
          <text:p text:style-name="P3"><text:span text:style-name="Strong_20_Emphasis">Thread 1: Message Generator</text:span> (<text:span text:style-name="Source_20_Text">message_generator</text:span>):</text:p>
          <text:list>
            <text:list-item>
              <text:p text:style-name="P4">This thread continuously prompts the user for input and sends messages through <text:span text:style-name="Source_20_Text">PIPE_A_TO_B</text:span> to <text:span text:style-name="Strong_20_Emphasis">Process B</text:span>. The thread ensures that <text:span text:style-name="Strong_20_Emphasis">Process A</text:span> remains active while allowing the user to send messages without blocking the rest of the process's functionality.</text:p>
            </text:list-item>
            <text:list-item>
              <text:p text:style-name="P4">A delay (<text:span text:style-name="Source_20_Text">sleep(2)</text:span>) is used between sends to simulate a real-time interaction.</text:p>
            </text:list-item>
          </text:list>
        </text:list-item>
        <text:list-item>
          <text:p text:style-name="P3"><text:span text:style-name="Strong_20_Emphasis">Thread 2: Message Handler</text:span> (<text:span text:style-name="Source_20_Text">message_handler</text:span>):</text:p>
          <text:list>
            <text:list-item>
              <text:p text:style-name="P4">This thread listens for processed messages coming back from <text:span text:style-name="Strong_20_Emphasis">Process B</text:span> via <text:span text:style-name="Source_20_Text">PIPE_B_TO_A</text:span>. It continuously reads from the pipe and prints the received processed message. The thread allows <text:span text:style-name="Strong_20_Emphasis">Process A</text:span> to handle incoming messages asynchronously while the message generation continues.</text:p>
            </text:list-item>
          </text:list>
        </text:list-item>
        <text:list-item>
          <text:p text:style-name="P3"><text:span text:style-name="Strong_20_Emphasis">Thread 3: Signal Waiter</text:span> (<text:span text:style-name="Source_20_Text">signal_waiter</text:span>):</text:p>
          <text:list>
            <text:list-item>
              <text:p text:style-name="P3">This thread waits for signals from <text:span text:style-name="Strong_20_Emphasis">Process B</text:span> (specifically <text:span text:style-name="Source_20_Text">SIGUSR1</text:span>) to notify <text:span text:style-name="Strong_20_Emphasis">Process A</text:span> that a processed message is ready to be read. The thread uses the <text:span text:style-name="Source_20_Text">pause()</text:span> function, which puts the thread to sleep until the signal is received, avoiding busy-waiting.</text:p>
            </text:list-item>
          </text:list>
        </text:list-item>
      </text:list>
      <text:p text:style-name="Text_20_body">By using multithreading, <text:span text:style-name="Strong_20_Emphasis">Process A</text:span> can handle multiple tasks concurrently, including message generation, message handling, and waiting for notifications via signals.</text:p>
      <text:h text:style-name="Heading_20_4" text:outline-level="4"><text:soft-page-break/><text:span text:style-name="Strong_20_Emphasis">3. Signal Handling Approach</text:span></text:h>
      <text:p text:style-name="Text_20_body">Signal handling is used for inter-process synchronization between <text:span text:style-name="Strong_20_Emphasis">Process A</text:span> and <text:span text:style-name="Strong_20_Emphasis">Process B</text:span>. The main steps involved in signal handling are:</text:p>
      <text:list text:style-name="L3">
        <text:list-item>
          <text:p text:style-name="P5"><text:span text:style-name="Strong_20_Emphasis">Signal Registration</text:span>:</text:p>
          <text:list>
            <text:list-item>
              <text:p text:style-name="P6"><text:span text:style-name="Strong_20_Emphasis">Process A</text:span> registers a signal handler for the <text:span text:style-name="Source_20_Text">SIGUSR1</text:span> signal using the <text:span text:style-name="Source_20_Text">signal()</text:span> function. The handler function (<text:span text:style-name="Source_20_Text">signal_handler</text:span>) prints a message indicating that <text:span text:style-name="Strong_20_Emphasis">Process A</text:span> has received the signal from <text:span text:style-name="Strong_20_Emphasis">Process B</text:span>, signaling that a processed message is available.</text:p>
            </text:list-item>
          </text:list>
        </text:list-item>
        <text:list-item>
          <text:p text:style-name="P5"><text:span text:style-name="Strong_20_Emphasis">Signal Sending</text:span>:</text:p>
          <text:list>
            <text:list-item>
              <text:p text:style-name="P6"><text:span text:style-name="Strong_20_Emphasis">Process B</text:span> sends the <text:span text:style-name="Source_20_Text">SIGUSR1</text:span> signal to <text:span text:style-name="Strong_20_Emphasis">Process A</text:span> once it has processed a message and written the result back to <text:span text:style-name="Source_20_Text">PIPE_B_TO_A</text:span>. This is achieved using the <text:span text:style-name="Source_20_Text">kill()</text:span> function, which sends the signal to <text:span text:style-name="Strong_20_Emphasis">Process A</text:span> by its PID.</text:p>
            </text:list-item>
          </text:list>
        </text:list-item>
        <text:list-item>
          <text:p text:style-name="P5"><text:span text:style-name="Strong_20_Emphasis">Signal Handling in Threads</text:span>:</text:p>
          <text:list>
            <text:list-item>
              <text:p text:style-name="P5">The <text:span text:style-name="Strong_20_Emphasis">Signal Waiter Thread</text:span> in <text:span text:style-name="Strong_20_Emphasis">Process A</text:span> listens for the signal indefinitely using <text:span text:style-name="Source_20_Text">pause()</text:span>. Upon receiving <text:span text:style-name="Source_20_Text">SIGUSR1</text:span>, the signal handler is invoked, allowing <text:span text:style-name="Strong_20_Emphasis">Process A</text:span> to continue its work (in this case, to read the processed message from <text:span text:style-name="Strong_20_Emphasis">Process B</text:span>).</text:p>
            </text:list-item>
          </text:list>
        </text:list-item>
      </text:list>
      <text:p text:style-name="Text_20_body">By using signals, the processes are able to synchronize their actions and ensure that <text:span text:style-name="Strong_20_Emphasis">Process A</text:span> knows when it can proceed to handle the processed message. This signal-driven approach eliminates the need for busy-waiting or polling, making the system more efficient and responsive.</text:p>
      <text:h text:style-name="Heading_20_4" text:outline-level="4"><text:span text:style-name="Strong_20_Emphasis">Conclusion</text:span></text:h>
      <text:p text:style-name="Text_20_body">The code employs a combination of <text:span text:style-name="Strong_20_Emphasis">Inter-Process Communication (IPC)</text:span> using <text:span text:style-name="Strong_20_Emphasis">named pipes (FIFOs)</text:span>, <text:span text:style-name="Strong_20_Emphasis">multithreading</text:span>, and <text:span text:style-name="Strong_20_Emphasis">signal handling</text:span> to achieve efficient communication and synchronization between two processes.</text:p>
      <text:list text:style-name="L4">
        <text:list-item>
          <text:p text:style-name="P8"><text:span text:style-name="Strong_20_Emphasis">IPC with named pipes</text:span> ensures that messages are exchanged asynchronously between <text:span text:style-name="Strong_20_Emphasis">Process A</text:span> and <text:span text:style-name="Strong_20_Emphasis">Process B</text:span>.</text:p>
        </text:list-item>
        <text:list-item>
          <text:p text:style-name="P8"><text:span text:style-name="Strong_20_Emphasis">Multithreading</text:span> in <text:span text:style-name="Strong_20_Emphasis">Process A</text:span> allows it to handle multiple tasks concurrently, such as sending messages, receiving processed messages, and waiting for signals, without blocking each other.</text:p>
        </text:list-item>
        <text:list-item>
          <text:p text:style-name="P7"><text:span text:style-name="Strong_20_Emphasis">Signal handling</text:span> provides a mechanism for <text:span text:style-name="Strong_20_Emphasis">Process B</text:span> to notify <text:span text:style-name="Strong_20_Emphasis">Process A</text:span> when a processed message is ready, avoiding potential deadlock and ensuring smooth synchronization.</text:p>
        </text:list-item>
      </text:list>
      <text:p text:style-name="Text_20_body">This design ensures that both processes can communicate effectively while performing their respective tasks concurrently, with proper synchronization and minimal blocking.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loext:tab-stop-distance="0p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pt" fo:margin-bottom="0pt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7pt" fo:margin-bottom="6.01pt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6.01pt" fo:margin-bottom="6.01pt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0T12:23:46.461023599</dc:date>
    <meta:editing-duration>PT26S</meta:editing-duration>
    <meta:editing-cycles>1</meta:editing-cycles>
    <meta:document-statistic meta:table-count="0" meta:image-count="0" meta:object-count="0" meta:page-count="2" meta:paragraph-count="32" meta:word-count="685" meta:character-count="4518" meta:non-whitespace-character-count="3883"/>
    <meta:generator>LibreOffice/24.2.6.2$Linux_X86_64 LibreOffice_project/420$Build-2</meta:generator>
  </office:meta>
</office:document-meta>
</file>